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52"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office:value-type="string">
            <text:p>v3.3</text:p>
          </table:table-cell>
          <table:table-cell office:value-type="string">
            <text:p>v3.4</text:p>
          </table:table-cell>
          <table:table-cell office:value-type="string">
            <text:p>v3.5</text:p>
          </table:table-cell>
          <table:table-cell office:value-type="string">
            <text:p>v3.6</text:p>
          </table:table-cell>
          <table:table-cell office:value-type="string">
            <text:p>v3.7</text:p>
          </table:table-cell>
          <table:table-cell office:value-type="string">
            <text:p>v3.8</text:p>
          </table:table-cell>
          <table:table-cell office:value-type="string">
            <text:p>v3.9</text:p>
          </table:table-cell>
          <table:table-cell office:value-type="string">
            <text:p>v3.10</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office:value-type="string">
            <text:p>3.1 – 3.5 sum</text:p>
          </table:table-cell>
          <table:table-cell office:value-type="string">
            <text:p>3.2-3.6</text:p>
          </table:table-cell>
          <table:table-cell office:value-type="string">
            <text:p>3.4 – 3.8</text:p>
          </table:table-cell>
          <table:table-cell office:value-type="string">
            <text:p>3.5 – 3.9</text:p>
          </table:table-cell>
          <table:table-cell/>
          <table:table-cell office:value-type="string">
            <text:p>11 – 3.2 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style-name="ce1" office:value-type="date" office:date-value="2011-05-18">
            <text:p>05/18/11</text:p>
          </table:table-cell>
          <table:table-cell table:style-name="ce1" office:value-type="date" office:date-value="2011-07-21">
            <text:p>07/21/11</text:p>
          </table:table-cell>
          <table:table-cell table:style-name="ce1" office:value-type="date" office:date-value="2011-10-24">
            <text:p>10/24/11</text:p>
          </table:table-cell>
          <table:table-cell table:style-name="ce1" office:value-type="date" office:date-value="2012-01-04">
            <text:p>01/04/12</text:p>
          </table:table-cell>
          <table:table-cell table:style-name="ce1" office:value-type="date" office:date-value="2012-03-18">
            <text:p>03/18/12</text:p>
          </table:table-cell>
          <table:table-cell table:style-name="ce1" office:value-type="date" office:date-value="2012-05-20">
            <text:p>05/20/12</text:p>
          </table:table-cell>
          <table:table-cell table:style-name="ce1" office:value-type="date" office:date-value="2012-07-21">
            <text:p>07/21/12</text:p>
          </table:table-cell>
          <table:table-cell table:style-name="ce1" office:value-type="date" office:date-value="2012-09-30">
            <text:p>09/30/12</text:p>
          </table:table-cell>
          <table:table-cell table:style-name="ce1" office:value-type="date" office:date-value="2012-12-10">
            <text:p>12/10/12</text:p>
          </table:table-cell>
          <table:table-cell table:style-name="ce1" office:value-type="date" office:date-value="2013-02-18">
            <text:p>02/18/13</text:p>
          </table:table-cell>
          <table:table-cell table:style-name="ce1" office:value-type="date" office:date-value="2013-04-28">
            <text:p>04/28/13</text:p>
          </table:table-cell>
          <table:table-cell table:style-name="ce1" office:value-type="date" office:date-value="2013-06-30">
            <text:p>06/30/13</text:p>
          </table:table-cell>
          <table:table-cell table:number-columns-repeated="12"/>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formula="of:=[.AS2]-[.AR2]" office:value-type="float" office:value="74">
            <text:p>74</text:p>
          </table:table-cell>
          <table:table-cell table:formula="of:=[.AT2]-[.AS2]" office:value-type="float" office:value="63">
            <text:p>63</text:p>
          </table:table-cell>
          <table:table-cell table:formula="of:=[.AU2]-[.AT2]" office:value-type="float" office:value="62">
            <text:p>62</text:p>
          </table:table-cell>
          <table:table-cell table:formula="of:=[.AV2]-[.AU2]" office:value-type="float" office:value="71">
            <text:p>71</text:p>
          </table:table-cell>
          <table:table-cell table:formula="of:=[.AW2]-[.AV2]" office:value-type="float" office:value="71">
            <text:p>71</text:p>
          </table:table-cell>
          <table:table-cell table:formula="of:=[.AX2]-[.AW2]" office:value-type="float" office:value="70">
            <text:p>70</text:p>
          </table:table-cell>
          <table:table-cell table:formula="of:=[.AY2]-[.AX2]" office:value-type="float" office:value="69">
            <text:p>69</text:p>
          </table:table-cell>
          <table:table-cell table:formula="of:=[.AZ2]-[.AY2]" office:value-type="float" office:value="63">
            <text:p>63</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formula="of:=SUM([.AQ3:.AU3])" office:value-type="float" office:value="366">
            <text:p>366</text:p>
          </table:table-cell>
          <table:table-cell table:formula="of:=SUM([.AR3:.AV3])" office:value-type="float" office:value="342">
            <text:p>342</text:p>
          </table:table-cell>
          <table:table-cell table:formula="of:=SUM([.AT3:.AX3])" office:value-type="float" office:value="337">
            <text:p>337</text:p>
          </table:table-cell>
          <table:table-cell table:formula="of:=SUM([.AU3:.AY3])" office:value-type="float" office:value="343">
            <text:p>343</text:p>
          </table:table-cell>
          <table:table-cell/>
          <table:table-cell table:formula="of:=SUM([.M3:.AR3])" office:value-type="float" office:value="2581">
            <text:p>2581</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office:value-type="float" office:value="10550">
            <text:p>10550</text:p>
          </table:table-cell>
          <table:table-cell office:value-type="float" office:value="10899">
            <text:p>10899</text:p>
          </table:table-cell>
          <table:table-cell office:value-type="float" office:value="10957">
            <text:p>10957</text:p>
          </table:table-cell>
          <table:table-cell office:value-type="float" office:value="10247">
            <text:p>10247</text:p>
          </table:table-cell>
          <table:table-cell office:value-type="float" office:value="11990">
            <text:p>11990</text:p>
          </table:table-cell>
          <table:table-cell office:value-type="float" office:value="12394">
            <text:p>12394</text:p>
          </table:table-cell>
          <table:table-cell office:value-type="float" office:value="11910">
            <text:p>11910</text:p>
          </table:table-cell>
          <table:table-cell office:value-type="float" office:value="13637">
            <text:p>13637</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formula="of:=SUM([.AQ4:.AU4])/SUM([.AQ3:.AU3])/24" office:value-type="float" office:value="6.03142076502732">
            <text:p>6.03</text:p>
          </table:table-cell>
          <table:table-cell table:formula="of:=SUM([.AR4:.AV4])/SUM([.AR3:.AV3])/24" office:value-type="float" office:value="6.64400584795322">
            <text:p>6.64</text:p>
          </table:table-cell>
          <table:table-cell table:formula="of:=SUM([.AT4:.AX4])/SUM([.AT3:.AX3])/24" office:value-type="float" office:value="6.98405044510386">
            <text:p>6.98</text:p>
          </table:table-cell>
          <table:table-cell table:formula="of:=SUM([.AU4:.AY4])/SUM([.AU3:.AY3])/24" office:value-type="float" office:value="6.98469387755102">
            <text:p>6.98</text:p>
          </table:table-cell>
          <table:table-cell/>
          <table:table-cell table:formula="of:=SUM([.M4:.AR4])/SUM([.M3:.AR3])/24" office:value-type="float" office:value="4.29659046881054">
            <text:p>4.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office:value-type="float" office:value="38082">
            <text:p>38082</text:p>
          </table:table-cell>
          <table:table-cell office:value-type="float" office:value="38566">
            <text:p>38566</text:p>
          </table:table-cell>
          <table:table-cell office:value-type="float" office:value="39096">
            <text:p>39096</text:p>
          </table:table-cell>
          <table:table-cell office:value-type="float" office:value="39733">
            <text:p>39733</text:p>
          </table:table-cell>
          <table:table-cell office:value-type="float" office:value="40905">
            <text:p>40905</text:p>
          </table:table-cell>
          <table:table-cell office:value-type="float" office:value="41520">
            <text:p>41520</text:p>
          </table:table-cell>
          <table:table-cell office:value-type="float" office:value="42423">
            <text:p>42423</text:p>
          </table:table-cell>
          <table:table-cell office:value-type="float" office:value="43016">
            <text:p>43016</text:p>
          </table:table-cell>
          <table:table-cell table:number-columns-repeated="12"/>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office:value-type="float" office:value="15166160">
            <text:p>15166160</text:p>
          </table:table-cell>
          <table:table-cell office:value-type="float" office:value="15383946">
            <text:p>15383946</text:p>
          </table:table-cell>
          <table:table-cell office:value-type="float" office:value="15596464">
            <text:p>15596464</text:p>
          </table:table-cell>
          <table:table-cell office:value-type="float" office:value="15868122">
            <text:p>15868122</text:p>
          </table:table-cell>
          <table:table-cell office:value-type="float" office:value="16191784">
            <text:p>16191784</text:p>
          </table:table-cell>
          <table:table-cell office:value-type="float" office:value="16416967">
            <text:p>16416967</text:p>
          </table:table-cell>
          <table:table-cell office:value-type="float" office:value="16686972">
            <text:p>16686972</text:p>
          </table:table-cell>
          <table:table-cell office:value-type="float" office:value="16955582">
            <text:p>16955582</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formula="of:=[.AU6]-[.AQ6]" office:value-type="float" office:value="825909">
            <text:p>825909</text:p>
          </table:table-cell>
          <table:table-cell table:formula="of:=[.AV6]-[.AR6]" office:value-type="float" office:value="869385">
            <text:p>869385</text:p>
          </table:table-cell>
          <table:table-cell table:formula="of:=[.AX6]-[.AT6]" office:value-type="float" office:value="1033021">
            <text:p>1033021</text:p>
          </table:table-cell>
          <table:table-cell table:formula="of:=[.AY6]-[.AU6]" office:value-type="float" office:value="1090508">
            <text:p>1090508</text:p>
          </table:table-cell>
          <table:table-cell/>
          <table:table-cell table:formula="of:=[.AN6]-[.S6]" office:value-type="float" office:value="6618628">
            <text:p>6618628</text:p>
          </table:table-cell>
        </table:table-row>
        <table:table-row table:style-name="ro1">
          <table:table-cell table:number-columns-repeated="64"/>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office:value-type="float" office:value="555037">
            <text:p>555037</text:p>
          </table:table-cell>
          <table:table-cell office:value-type="float" office:value="450300">
            <text:p>450300</text:p>
          </table:table-cell>
          <table:table-cell office:value-type="float" office:value="571987">
            <text:p>571987</text:p>
          </table:table-cell>
          <table:table-cell office:value-type="float" office:value="459722">
            <text:p>459722</text:p>
          </table:table-cell>
          <table:table-cell office:value-type="float" office:value="1552034">
            <text:p>1552034</text:p>
          </table:table-cell>
          <table:table-cell office:value-type="float" office:value="510887">
            <text:p>510887</text:p>
          </table:table-cell>
          <table:table-cell office:value-type="float" office:value="518794">
            <text:p>518794</text:p>
          </table:table-cell>
          <table:table-cell office:value-type="float" office:value="551029">
            <text:p>551029</text:p>
          </table:table-cell>
          <table:table-cell table:number-columns-repeated="12"/>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office:value-type="float" office:value="387791">
            <text:p>387791</text:p>
          </table:table-cell>
          <table:table-cell office:value-type="float" office:value="234643">
            <text:p>234643</text:p>
          </table:table-cell>
          <table:table-cell office:value-type="float" office:value="358836">
            <text:p>358836</text:p>
          </table:table-cell>
          <table:table-cell office:value-type="float" office:value="188256">
            <text:p>188256</text:p>
          </table:table-cell>
          <table:table-cell office:value-type="float" office:value="1228029">
            <text:p>1228029</text:p>
          </table:table-cell>
          <table:table-cell office:value-type="float" office:value="275828">
            <text:p>275828</text:p>
          </table:table-cell>
          <table:table-cell office:value-type="float" office:value="248038">
            <text:p>248038</text:p>
          </table:table-cell>
          <table:table-cell office:value-type="float" office:value="282354">
            <text:p>282354</text:p>
          </table:table-cell>
          <table:table-cell table:number-columns-repeated="12"/>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office:value-type="float" office:value="155356">
            <text:p>155356</text:p>
          </table:table-cell>
          <table:table-cell office:value-type="float" office:value="183339">
            <text:p>183339</text:p>
          </table:table-cell>
          <table:table-cell office:value-type="float" office:value="135848">
            <text:p>135848</text:p>
          </table:table-cell>
          <table:table-cell office:value-type="float" office:value="130435">
            <text:p>130435</text:p>
          </table:table-cell>
          <table:table-cell office:value-type="float" office:value="147307">
            <text:p>147307</text:p>
          </table:table-cell>
          <table:table-cell office:value-type="float" office:value="132593">
            <text:p>132593</text:p>
          </table:table-cell>
          <table:table-cell office:value-type="float" office:value="135210">
            <text:p>135210</text:p>
          </table:table-cell>
          <table:table-cell office:value-type="float" office:value="183958">
            <text:p>183958</text:p>
          </table:table-cell>
          <table:table-cell table:number-columns-repeated="12"/>
        </table:table-row>
        <table:table-row table:style-name="ro1">
          <table:table-cell table:number-columns-repeated="64"/>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office:value-type="float" office:value="1246">
            <text:p>1246</text:p>
          </table:table-cell>
          <table:table-cell office:value-type="float" office:value="1286">
            <text:p>1286</text:p>
          </table:table-cell>
          <table:table-cell office:value-type="float" office:value="1195">
            <text:p>1195</text:p>
          </table:table-cell>
          <table:table-cell office:value-type="float" office:value="1223">
            <text:p>1223</text:p>
          </table:table-cell>
          <table:table-cell office:value-type="float" office:value="1279">
            <text:p>1279</text:p>
          </table:table-cell>
          <table:table-cell office:value-type="float" office:value="1259">
            <text:p>1259</text:p>
          </table:table-cell>
          <table:table-cell office:value-type="float" office:value="1389">
            <text:p>1389</text:p>
          </table:table-cell>
          <table:table-cell office:value-type="float" office:value="1391">
            <text:p>1391</text:p>
          </table:table-cell>
          <table:table-cell table:number-columns-repeated="4"/>
          <table:table-cell office:value-type="float" office:value="2889">
            <text:p>2889</text:p>
          </table:table-cell>
          <table:table-cell office:value-type="float" office:value="3453">
            <text:p>3453</text:p>
          </table:table-cell>
          <table:table-cell table:number-columns-repeated="2"/>
          <table:table-cell office:value-type="float" office:value="2829">
            <text:p>2829</text:p>
          </table:table-cell>
          <table:table-cell office:value-type="float" office:value="2889">
            <text:p>2889</text:p>
          </table:table-cell>
          <table:table-cell table:number-columns-repeated="2"/>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12">
            <text:p>212</text:p>
          </table:table-cell>
          <table:table-cell office:value-type="float" office:value="215">
            <text:p>215</text:p>
          </table:table-cell>
          <table:table-cell office:value-type="float" office:value="229">
            <text:p>229</text:p>
          </table:table-cell>
          <table:table-cell office:value-type="float" office:value="219">
            <text:p>219</text:p>
          </table:table-cell>
          <table:table-cell office:value-type="float" office:value="246">
            <text:p>246</text:p>
          </table:table-cell>
          <table:table-cell office:value-type="float" office:value="239">
            <text:p>239</text:p>
          </table:table-cell>
          <table:table-cell office:value-type="float" office:value="236">
            <text:p>236</text:p>
          </table:table-cell>
          <table:table-cell office:value-type="float" office:value="212">
            <text:p>212</text:p>
          </table:table-cell>
          <table:table-cell office:value-type="float" office:value="213">
            <text:p>213</text:p>
          </table:table-cell>
          <table:table-cell office:value-type="float" office:value="229">
            <text:p>229</text:p>
          </table:table-cell>
          <table:table-cell office:value-type="float" office:value="209">
            <text:p>209</text:p>
          </table:table-cell>
          <table:table-cell table:number-columns-repeated="4"/>
          <table:table-cell office:value-type="float" office:value="355">
            <text:p>355</text:p>
          </table:table-cell>
          <table:table-cell office:value-type="float" office:value="463">
            <text:p>463</text:p>
          </table:table-cell>
          <table:table-cell table:number-columns-repeated="2"/>
          <table:table-cell office:value-type="float" office:value="407">
            <text:p>407</text:p>
          </table:table-cell>
          <table:table-cell table:number-columns-repeated="3"/>
        </table:table-row>
        <table:table-row table:style-name="ro1" table:number-rows-repeated="2">
          <table:table-cell table:number-columns-repeated="64"/>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formula="of:=[.AS4]/[.AS3]" office:value-type="float" office:value="142.567567567568">
            <text:p>142.57</text:p>
          </table:table-cell>
          <table:table-cell table:formula="of:=[.AT4]/[.AT3]" office:value-type="float" office:value="173">
            <text:p>173</text:p>
          </table:table-cell>
          <table:table-cell table:formula="of:=[.AU4]/[.AU3]" office:value-type="float" office:value="176.725806451613">
            <text:p>176.73</text:p>
          </table:table-cell>
          <table:table-cell table:formula="of:=[.AV4]/[.AV3]" office:value-type="float" office:value="144.323943661972">
            <text:p>144.32</text:p>
          </table:table-cell>
          <table:table-cell table:formula="of:=[.AW4]/[.AW3]" office:value-type="float" office:value="168.87323943662">
            <text:p>168.87</text:p>
          </table:table-cell>
          <table:table-cell table:formula="of:=[.AX4]/[.AX3]" office:value-type="float" office:value="177.057142857143">
            <text:p>177.06</text:p>
          </table:table-cell>
          <table:table-cell table:formula="of:=[.AY4]/[.AY3]" office:value-type="float" office:value="172.608695652174">
            <text:p>172.61</text:p>
          </table:table-cell>
          <table:table-cell table:formula="of:=[.AZ4]/[.AZ3]" office:value-type="float" office:value="216.460317460317">
            <text:p>216.46</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formula="of:=SUM([.AQ4:.AU4])/SUM([.AQ3:.AU3])" office:value-type="float" office:value="144.754098360656">
            <text:p>144.75</text:p>
          </table:table-cell>
          <table:table-cell table:formula="of:=SUM([.AR4:.AV4])/SUM([.AR3:.AV3])" office:value-type="float" office:value="159.456140350877">
            <text:p>159.46</text:p>
          </table:table-cell>
          <table:table-cell table:formula="of:=SUM([.AT4:.AX4])/SUM([.AT3:.AX3])" office:value-type="float" office:value="167.617210682493">
            <text:p>167.62</text:p>
          </table:table-cell>
          <table:table-cell table:formula="of:=SUM([.AU4:.AY4])/SUM([.AU3:.AY3])" office:value-type="float" office:value="167.632653061224">
            <text:p>167.63</text:p>
          </table:table-cell>
          <table:table-cell/>
          <table:table-cell table:formula="of:=SUM([.S4:.AN4])/SUM([.S3:.AN3])" office:value-type="float" office:value="109.147074904319">
            <text:p>109.1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formula="of:=[.AS16]/24" office:value-type="float" office:value="5.94031531531532">
            <text:p>5.94</text:p>
          </table:table-cell>
          <table:table-cell table:formula="of:=[.AT16]/24" office:value-type="float" office:value="7.20833333333333">
            <text:p>7.21</text:p>
          </table:table-cell>
          <table:table-cell table:formula="of:=[.AU16]/24" office:value-type="float" office:value="7.3635752688172">
            <text:p>7.36</text:p>
          </table:table-cell>
          <table:table-cell table:formula="of:=[.AV16]/24" office:value-type="float" office:value="6.01349765258216">
            <text:p>6.01</text:p>
          </table:table-cell>
          <table:table-cell table:formula="of:=[.AW16]/24" office:value-type="float" office:value="7.03638497652582">
            <text:p>7.04</text:p>
          </table:table-cell>
          <table:table-cell table:formula="of:=[.AX16]/24" office:value-type="float" office:value="7.37738095238095">
            <text:p>7.38</text:p>
          </table:table-cell>
          <table:table-cell table:formula="of:=[.AY16]/24" office:value-type="float" office:value="7.19202898550725">
            <text:p>7.19</text:p>
          </table:table-cell>
          <table:table-cell table:formula="of:=[.AZ16]/24" office:value-type="float" office:value="9.01917989417989">
            <text:p>9.02</text:p>
          </table:table-cell>
          <table:table-cell/>
          <table:table-cell table:formula="of:=[.BB16]/24" office:value-type="float" office:value="5.50927010148322">
            <text:p>5.51</text:p>
          </table:table-cell>
          <table:table-cell table:formula="of:=[.BC16]/24" office:value-type="float" office:value="3.92725950172759">
            <text:p>3.93</text:p>
          </table:table-cell>
          <table:table-cell table:formula="of:=[.BD16]/24" office:value-type="float" office:value="5.77600541376643">
            <text:p>5.78</text:p>
          </table:table-cell>
          <table:table-cell table:formula="of:=[.BE16]/24" office:value-type="float" office:value="5.4416295471418">
            <text:p>5.44</text:p>
          </table:table-cell>
          <table:table-cell table:formula="of:=[.BF16]/24" office:value-type="float" office:value="5.63979526551504">
            <text:p>5.64</text:p>
          </table:table-cell>
          <table:table-cell table:formula="of:=[.BG16]/24" office:value-type="float" office:value="6.03142076502732">
            <text:p>6.03</text:p>
          </table:table-cell>
          <table:table-cell table:formula="of:=[.BH16]/24" office:value-type="float" office:value="6.64400584795322">
            <text:p>6.64</text:p>
          </table:table-cell>
          <table:table-cell table:formula="of:=[.BI16]/24" office:value-type="float" office:value="6.98405044510386">
            <text:p>6.98</text:p>
          </table:table-cell>
          <table:table-cell table:formula="of:=[.BJ16]/24" office:value-type="float" office:value="6.98469387755102">
            <text:p>6.98</text:p>
          </table:table-cell>
          <table:table-cell/>
          <table:table-cell table:formula="of:=[.BL16]/24" office:value-type="float" office:value="4.54779478767997">
            <text:p>4.55</text:p>
          </table:table-cell>
        </table:table-row>
        <table:table-row table:style-name="ro1">
          <table:table-cell table:number-columns-repeated="64"/>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2"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formula="of:=(([.AS5]/[.AR5])*100)-100" office:value-type="float" office:value="1.2361432331127">
            <text:p>1.24</text:p>
          </table:table-cell>
          <table:table-cell table:formula="of:=(([.AT5]/[.AS5])*100)-100" office:value-type="float" office:value="1.27094165222414">
            <text:p>1.27</text:p>
          </table:table-cell>
          <table:table-cell table:formula="of:=(([.AU5]/[.AT5])*100)-100" office:value-type="float" office:value="1.37426748949852">
            <text:p>1.37</text:p>
          </table:table-cell>
          <table:table-cell table:formula="of:=(([.AV5]/[.AU5])*100)-100" office:value-type="float" office:value="1.62932269285861">
            <text:p>1.63</text:p>
          </table:table-cell>
          <table:table-cell table:formula="of:=(([.AW5]/[.AV5])*100)-100" office:value-type="float" office:value="2.94968917524476">
            <text:p>2.95</text:p>
          </table:table-cell>
          <table:table-cell table:formula="of:=(([.AX5]/[.AW5])*100)-100" office:value-type="float" office:value="1.5034836817015">
            <text:p>1.5</text:p>
          </table:table-cell>
          <table:table-cell table:formula="of:=(([.AY5]/[.AX5])*100)-100" office:value-type="float" office:value="2.17485549132948">
            <text:p>2.17</text:p>
          </table:table-cell>
          <table:table-cell table:formula="of:=(([.AZ5]/[.AY5])*100)-100" office:value-type="float" office:value="1.39782665063764">
            <text:p>1.4</text:p>
          </table:table-cell>
          <table:table-cell table:number-columns-repeated="12"/>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formula="of:=(([.AS6]/[.AR6])*100)-100" office:value-type="float" office:value="1.1162473213578">
            <text:p>1.12</text:p>
          </table:table-cell>
          <table:table-cell table:formula="of:=(([.AT6]/[.AS6])*100)-100" office:value-type="float" office:value="1.43599962020708">
            <text:p>1.44</text:p>
          </table:table-cell>
          <table:table-cell table:formula="of:=(([.AU6]/[.AT6])*100)-100" office:value-type="float" office:value="1.38142710589338">
            <text:p>1.38</text:p>
          </table:table-cell>
          <table:table-cell table:formula="of:=(([.AV6]/[.AU6])*100)-100" office:value-type="float" office:value="1.741792242139">
            <text:p>1.74</text:p>
          </table:table-cell>
          <table:table-cell table:formula="of:=(([.AW6]/[.AV6])*100)-100" office:value-type="float" office:value="2.03969946790174">
            <text:p>2.04</text:p>
          </table:table-cell>
          <table:table-cell table:formula="of:=(([.AX6]/[.AW6])*100)-100" office:value-type="float" office:value="1.39072383870733">
            <text:p>1.39</text:p>
          </table:table-cell>
          <table:table-cell table:formula="of:=(([.AY6]/[.AX6])*100)-100" office:value-type="float" office:value="1.64467041932899">
            <text:p>1.64</text:p>
          </table:table-cell>
          <table:table-cell table:formula="of:=(([.AZ6]/[.AY6])*100)-100" office:value-type="float" office:value="1.60969887167066">
            <text:p>1.61</text:p>
          </table:table-cell>
          <table:table-cell table:number-columns-repeated="12"/>
        </table:table-row>
        <table:table-row table:style-name="ro1">
          <table:table-cell table:number-columns-repeated="64"/>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formula="of:=([.AS8])/[.AS3]" office:value-type="float" office:value="7500.5">
            <text:p>7500.5</text:p>
          </table:table-cell>
          <table:table-cell table:formula="of:=([.AT8])/[.AT3]" office:value-type="float" office:value="7147.61904761905">
            <text:p>7147.62</text:p>
          </table:table-cell>
          <table:table-cell table:formula="of:=([.AU8])/[.AU3]" office:value-type="float" office:value="9225.59677419355">
            <text:p>9225.6</text:p>
          </table:table-cell>
          <table:table-cell table:formula="of:=([.AV8])/[.AV3]" office:value-type="float" office:value="6474.95774647887">
            <text:p>6474.96</text:p>
          </table:table-cell>
          <table:table-cell table:formula="of:=([.AW8])/[.AW3]" office:value-type="float" office:value="21859.6338028169">
            <text:p>21859.63</text:p>
          </table:table-cell>
          <table:table-cell table:formula="of:=([.AX8])/[.AX3]" office:value-type="float" office:value="7298.38571428571">
            <text:p>7298.39</text:p>
          </table:table-cell>
          <table:table-cell table:formula="of:=([.AY8])/[.AY3]" office:value-type="float" office:value="7518.75362318841">
            <text:p>7518.75</text:p>
          </table:table-cell>
          <table:table-cell table:formula="of:=([.AZ8])/[.AZ3]" office:value-type="float" office:value="8746.49206349206">
            <text:p>8746.49</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formula="of:=SUM([.AQ8:.AU8])/SUM([.AQ3:.AU3])" office:value-type="float" office:value="10632.4781420765">
            <text:p>10632.48</text:p>
          </table:table-cell>
          <table:table-cell table:formula="of:=SUM([.AR8:.AV8])/SUM([.AR3:.AV3])" office:value-type="float" office:value="10739.798245614">
            <text:p>10739.8</text:p>
          </table:table-cell>
          <table:table-cell table:formula="of:=SUM([.AT8:.AX8])/SUM([.AT3:.AX3])" office:value-type="float" office:value="10519.0801186944">
            <text:p>10519.08</text:p>
          </table:table-cell>
          <table:table-cell table:formula="of:=SUM([.AU8:.AY8])/SUM([.AU3:.AY3])" office:value-type="float" office:value="10534.7638483965">
            <text:p>10534.76</text:p>
          </table:table-cell>
          <table:table-cell/>
          <table:table-cell table:formula="of:=SUM([.S8:.AN8])/SUM([.S3:.AN3])" office:value-type="float" office:value="8013.27665390924">
            <text:p>8013.28</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formula="of:=([.AS9])/[.AS3]" office:value-type="float" office:value="5240.41891891892">
            <text:p>5240.42</text:p>
          </table:table-cell>
          <table:table-cell table:formula="of:=([.AT9])/[.AT3]" office:value-type="float" office:value="3724.49206349206">
            <text:p>3724.49</text:p>
          </table:table-cell>
          <table:table-cell table:formula="of:=([.AU9])/[.AU3]" office:value-type="float" office:value="5787.67741935484">
            <text:p>5787.68</text:p>
          </table:table-cell>
          <table:table-cell table:formula="of:=([.AV9])/[.AV3]" office:value-type="float" office:value="2651.49295774648">
            <text:p>2651.49</text:p>
          </table:table-cell>
          <table:table-cell table:formula="of:=([.AW9])/[.AW3]" office:value-type="float" office:value="17296.1830985915">
            <text:p>17296.18</text:p>
          </table:table-cell>
          <table:table-cell table:formula="of:=([.AX9])/[.AX3]" office:value-type="float" office:value="3940.4">
            <text:p>3940.4</text:p>
          </table:table-cell>
          <table:table-cell table:formula="of:=([.AY9])/[.AY3]" office:value-type="float" office:value="3594.75362318841">
            <text:p>3594.75</text:p>
          </table:table-cell>
          <table:table-cell table:formula="of:=([.AZ9])/[.AZ3]" office:value-type="float" office:value="4481.80952380952">
            <text:p>4481.81</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formula="of:=SUM([.AQ9:.AU9])/SUM([.AQ3:.AU3])" office:value-type="float" office:value="8175.89617486339">
            <text:p>8175.9</text:p>
          </table:table-cell>
          <table:table-cell table:formula="of:=SUM([.AR9:.AV9])/SUM([.AR3:.AV3])" office:value-type="float" office:value="7685.08771929825">
            <text:p>7685.09</text:p>
          </table:table-cell>
          <table:table-cell table:formula="of:=SUM([.AT9:.AX9])/SUM([.AT3:.AX3])" office:value-type="float" office:value="6782.17210682493">
            <text:p>6782.17</text:p>
          </table:table-cell>
          <table:table-cell table:formula="of:=SUM([.AU9:.AY9])/SUM([.AU3:.AY3])" office:value-type="float" office:value="6702.5860058309">
            <text:p>6702.59</text:p>
          </table:table-cell>
          <table:table-cell/>
          <table:table-cell table:formula="of:=SUM([.S9:.AN9])/SUM([.S3:.AN3])" office:value-type="float" office:value="4336.30508474576">
            <text:p>4336.31</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formula="of:=([.AS10])/[.AS3]" office:value-type="float" office:value="2099.40540540541">
            <text:p>2099.41</text:p>
          </table:table-cell>
          <table:table-cell table:formula="of:=([.AT10])/[.AT3]" office:value-type="float" office:value="2910.14285714286">
            <text:p>2910.14</text:p>
          </table:table-cell>
          <table:table-cell table:formula="of:=([.AU10])/[.AU3]" office:value-type="float" office:value="2191.09677419355">
            <text:p>2191.1</text:p>
          </table:table-cell>
          <table:table-cell table:formula="of:=([.AV10])/[.AV3]" office:value-type="float" office:value="1837.11267605634">
            <text:p>1837.11</text:p>
          </table:table-cell>
          <table:table-cell table:formula="of:=([.AW10])/[.AW3]" office:value-type="float" office:value="2074.74647887324">
            <text:p>2074.75</text:p>
          </table:table-cell>
          <table:table-cell table:formula="of:=([.AX10])/[.AX3]" office:value-type="float" office:value="1894.18571428571">
            <text:p>1894.19</text:p>
          </table:table-cell>
          <table:table-cell table:formula="of:=([.AY10])/[.AY3]" office:value-type="float" office:value="1959.5652173913">
            <text:p>1959.57</text:p>
          </table:table-cell>
          <table:table-cell table:formula="of:=([.AZ10])/[.AZ3]" office:value-type="float" office:value="2919.96825396825">
            <text:p>2919.97</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formula="of:=SUM([.AQ10:.AU10])/SUM([.AQ3:.AU3])" office:value-type="float" office:value="2250.06010928962">
            <text:p>2250.06</text:p>
          </table:table-cell>
          <table:table-cell table:formula="of:=SUM([.AR10:.AV10])/SUM([.AR3:.AV3])" office:value-type="float" office:value="2356.16959064327">
            <text:p>2356.17</text:p>
          </table:table-cell>
          <table:table-cell table:formula="of:=SUM([.AT10:.AX10])/SUM([.AT3:.AX3])" office:value-type="float" office:value="2164.75370919881">
            <text:p>2164.75</text:p>
          </table:table-cell>
          <table:table-cell table:formula="of:=SUM([.AU10:.AY10])/SUM([.AU3:.AY3])" office:value-type="float" office:value="1986.56851311953">
            <text:p>1986.57</text:p>
          </table:table-cell>
          <table:table-cell/>
          <table:table-cell table:formula="of:=SUM([.S10:.AN10])/SUM([.S3:.AN3])" office:value-type="float" office:value="1826.83761618371">
            <text:p>1826.84</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formula="of:=[.AS22]/24" office:value-type="float" office:value="312.520833333333">
            <text:p>312.52</text:p>
          </table:table-cell>
          <table:table-cell table:formula="of:=[.AT22]/24" office:value-type="float" office:value="297.81746031746">
            <text:p>297.82</text:p>
          </table:table-cell>
          <table:table-cell table:formula="of:=[.AU22]/24" office:value-type="float" office:value="384.399865591398">
            <text:p>384.4</text:p>
          </table:table-cell>
          <table:table-cell table:formula="of:=[.AV22]/24" office:value-type="float" office:value="269.789906103286">
            <text:p>269.79</text:p>
          </table:table-cell>
          <table:table-cell table:formula="of:=[.AW22]/24" office:value-type="float" office:value="910.818075117371">
            <text:p>910.82</text:p>
          </table:table-cell>
          <table:table-cell table:formula="of:=[.AX22]/24" office:value-type="float" office:value="304.099404761905">
            <text:p>304.1</text:p>
          </table:table-cell>
          <table:table-cell table:formula="of:=[.AY22]/24" office:value-type="float" office:value="313.281400966184">
            <text:p>313.28</text:p>
          </table:table-cell>
          <table:table-cell table:formula="of:=[.AZ22]/24" office:value-type="float" office:value="364.437169312169">
            <text:p>364.44</text:p>
          </table:table-cell>
          <table:table-cell/>
          <table:table-cell table:formula="of:=[.BB22]/24" office:value-type="float" office:value="483.045277127244">
            <text:p>483.05</text:p>
          </table:table-cell>
          <table:table-cell table:formula="of:=[.BC22]/24" office:value-type="float" office:value="289.404482633206">
            <text:p>289.4</text:p>
          </table:table-cell>
          <table:table-cell table:formula="of:=[.BD22]/24" office:value-type="float" office:value="411.731728538283">
            <text:p>411.73</text:p>
          </table:table-cell>
          <table:table-cell table:formula="of:=[.BE22]/24" office:value-type="float" office:value="401.008723088344">
            <text:p>401.01</text:p>
          </table:table-cell>
          <table:table-cell table:formula="of:=[.BF22]/24" office:value-type="float" office:value="512.748866213152">
            <text:p>512.75</text:p>
          </table:table-cell>
          <table:table-cell table:formula="of:=[.BG22]/24" office:value-type="float" office:value="443.019922586521">
            <text:p>443.02</text:p>
          </table:table-cell>
          <table:table-cell table:formula="of:=[.BH22]/24" office:value-type="float" office:value="447.491593567251">
            <text:p>447.49</text:p>
          </table:table-cell>
          <table:table-cell table:formula="of:=[.BI22]/24" office:value-type="float" office:value="438.295004945598">
            <text:p>438.3</text:p>
          </table:table-cell>
          <table:table-cell table:formula="of:=[.BJ22]/24" office:value-type="float" office:value="438.948493683188">
            <text:p>438.95</text:p>
          </table:table-cell>
          <table:table-cell/>
          <table:table-cell table:formula="of:=[.BL22]/24" office:value-type="float" office:value="333.886527246218">
            <text:p>333.89</text:p>
          </table:table-cell>
        </table:table-row>
        <table:table-row table:style-name="ro1" table:number-rows-repeated="1048550">
          <table:table-cell table:number-columns-repeated="64"/>
        </table:table-row>
        <table:table-row table:style-name="ro1">
          <table:table-cell table:number-columns-repeated="64"/>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2">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2">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2">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2">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2">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2">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2">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2">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2">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2">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2">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2">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2">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2">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2">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2">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2">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2">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2" table:number-rows-repeated="5">
          <table:table-cell table:number-columns-repeated="7"/>
        </table:table-row>
        <table:table-row table:style-name="ro2">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2">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2">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2">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2">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2">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2">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2">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2">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2">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2">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2">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2">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2">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2">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2">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2">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2">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2">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2">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2">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2">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2">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2">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2">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2">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2">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2">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2">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2">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2">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2">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2">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2">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2">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2">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2">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2">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2">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2">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2">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2">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2">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2">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2">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2">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2">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2">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2">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2">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2">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2">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2">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2">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2">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2">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2">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2">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2">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2">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2">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2">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2">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2">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2">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2">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2">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2">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2">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2">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2">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2">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2">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2">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2">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2">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2">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2">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2">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2">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2">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2">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2">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2">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2">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2">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2">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2">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2">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2">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2">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2">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2">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2">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2">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2">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2">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2">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2">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2">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2">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2">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2">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2">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2">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2">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2">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2">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2">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2">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2">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2">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2">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2">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2">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2">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2">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2">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2">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2">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2">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2">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2">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2">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2">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2">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2">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2">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2">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2">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2">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2">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2">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2">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2">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2">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2">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2">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2">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2">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2">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2">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2">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2">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2">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2">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2">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2">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2">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2">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2">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2">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2">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2">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2">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2">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2">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2">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2">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2">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2">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2">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2">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2">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2">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2">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2">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2">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2">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2">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2">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2">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2">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2">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2">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2">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2">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2">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2">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2">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2">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2">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2">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2">
          <table:table-cell/>
          <table:table-cell table:style-name="Default"/>
          <table:table-cell table:number-columns-repeated="5"/>
        </table:table-row>
        <table:table-row table:style-name="ro2">
          <table:table-cell table:style-name="ce1"/>
          <table:table-cell table:style-name="ce4"/>
          <table:table-cell table:number-columns-repeated="5"/>
        </table:table-row>
        <table:table-row table:style-name="ro2">
          <table:table-cell/>
          <table:table-cell table:style-name="Default"/>
          <table:table-cell table:number-columns-repeated="5"/>
        </table:table-row>
        <table:table-row table:style-name="ro2" table:number-rows-repeated="4">
          <table:table-cell table:number-columns-repeated="7"/>
        </table:table-row>
        <table:table-row table:style-name="ro2">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2">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2">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2">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2">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2">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2">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2">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2">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2">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2">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2">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2">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2">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2">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2">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2">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2">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2">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2">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2">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2">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2">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2">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2">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2">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2">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2">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2">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2">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2">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2">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2">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2">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2">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2">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2">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2">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2">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2">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2">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2">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2">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2">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2">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2">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2">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2">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2">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2">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2">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2">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2">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2">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2">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2">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2">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2">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2">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2">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2">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2">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2">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2">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2">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2">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2">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2">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2">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2">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2">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2">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2">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2">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2">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2">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2">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2">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2">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2">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2">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2">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2">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2">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2">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2">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2">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2">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2">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2">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2">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2">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2">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2">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2">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2">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2">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2">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2">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2">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2">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2">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2">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2">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2">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2">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2">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2">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2">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2">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2">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2">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2">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2">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2">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2">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2">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2">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2">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2">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2">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2">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2">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2">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2">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2">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2">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2">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2">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2">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2">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2">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2">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2">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2">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2">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2">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2">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2">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2">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2">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2">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2">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2">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2">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2">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2">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2">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2">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2">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2">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2">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2">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2">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2">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2">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2">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2">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2">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2">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2">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2">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2">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2">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2">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2">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2">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2">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2">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2">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2">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2">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2">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2">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2">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row table:style-name="ro2">
          <table:table-cell office:value-type="string">
            <text:p>2.6.32.45</text:p>
          </table:table-cell>
          <table:table-cell office:value-type="date" office:date-value="2011-08-15">
            <text:p>08/15/11</text:p>
          </table:table-cell>
          <table:table-cell office:value-type="float" office:value="6">
            <text:p>6</text:p>
          </table:table-cell>
          <table:table-cell/>
          <table:table-cell table:formula="of:=[.B47]-[.$B$2]" office:value-type="float" office:value="621">
            <text:p>621</text:p>
          </table:table-cell>
          <table:table-cell table:formula="of:=[.B47]-[$'2.6.11'.$B$2]" office:value-type="float" office:value="2357">
            <text:p>2357</text:p>
          </table:table-cell>
          <table:table-cell table:formula="of:=SUM([.$C$2:.C47])" office:value-type="float" office:value="3014">
            <text:p>3014</text:p>
          </table:table-cell>
        </table:table-row>
        <table:table-row table:style-name="ro2">
          <table:table-cell office:value-type="string">
            <text:p>2.6.32.46</text:p>
          </table:table-cell>
          <table:table-cell office:value-type="date" office:date-value="2011-08-29">
            <text:p>08/29/11</text:p>
          </table:table-cell>
          <table:table-cell office:value-type="float" office:value="19">
            <text:p>19</text:p>
          </table:table-cell>
          <table:table-cell/>
          <table:table-cell table:formula="of:=[.B48]-[.$B$2]" office:value-type="float" office:value="635">
            <text:p>635</text:p>
          </table:table-cell>
          <table:table-cell table:formula="of:=[.B48]-[$'2.6.11'.$B$2]" office:value-type="float" office:value="2371">
            <text:p>2371</text:p>
          </table:table-cell>
          <table:table-cell table:formula="of:=SUM([.$C$2:.C48])" office:value-type="float" office:value="3033">
            <text:p>3033</text:p>
          </table:table-cell>
        </table:table-row>
        <table:table-row table:style-name="ro2">
          <table:table-cell office:value-type="string">
            <text:p>2.6.32.47</text:p>
          </table:table-cell>
          <table:table-cell office:value-type="date" office:date-value="2011-11-07">
            <text:p>11/07/11</text:p>
          </table:table-cell>
          <table:table-cell office:value-type="float" office:value="110">
            <text:p>110</text:p>
          </table:table-cell>
          <table:table-cell/>
          <table:table-cell table:formula="of:=[.B49]-[.$B$2]" office:value-type="float" office:value="705">
            <text:p>705</text:p>
          </table:table-cell>
          <table:table-cell table:formula="of:=[.B49]-[$'2.6.11'.$B$2]" office:value-type="float" office:value="2441">
            <text:p>2441</text:p>
          </table:table-cell>
          <table:table-cell table:formula="of:=SUM([.$C$2:.C49])" office:value-type="float" office:value="3143">
            <text:p>3143</text:p>
          </table:table-cell>
        </table:table-row>
        <table:table-row table:style-name="ro2">
          <table:table-cell office:value-type="string">
            <text:p>2.6.32.48</text:p>
          </table:table-cell>
          <table:table-cell office:value-type="date" office:date-value="2011-11-08">
            <text:p>11/08/11</text:p>
          </table:table-cell>
          <table:table-cell office:value-type="float" office:value="3">
            <text:p>3</text:p>
          </table:table-cell>
          <table:table-cell/>
          <table:table-cell table:formula="of:=[.B50]-[.$B$2]" office:value-type="float" office:value="706">
            <text:p>706</text:p>
          </table:table-cell>
          <table:table-cell table:formula="of:=[.B50]-[$'2.6.11'.$B$2]" office:value-type="float" office:value="2442">
            <text:p>2442</text:p>
          </table:table-cell>
          <table:table-cell table:formula="of:=SUM([.$C$2:.C50])" office:value-type="float" office:value="3146">
            <text:p>3146</text:p>
          </table:table-cell>
        </table:table-row>
        <table:table-row table:style-name="ro2">
          <table:table-cell office:value-type="string">
            <text:p>2.6.32.49</text:p>
          </table:table-cell>
          <table:table-cell office:value-type="date" office:date-value="2011-11-26">
            <text:p>11/26/11</text:p>
          </table:table-cell>
          <table:table-cell office:value-type="float" office:value="25">
            <text:p>25</text:p>
          </table:table-cell>
          <table:table-cell/>
          <table:table-cell table:formula="of:=[.B51]-[.$B$2]" office:value-type="float" office:value="724">
            <text:p>724</text:p>
          </table:table-cell>
          <table:table-cell table:formula="of:=[.B51]-[$'2.6.11'.$B$2]" office:value-type="float" office:value="2460">
            <text:p>2460</text:p>
          </table:table-cell>
          <table:table-cell table:formula="of:=SUM([.$C$2:.C51])" office:value-type="float" office:value="3171">
            <text:p>3171</text:p>
          </table:table-cell>
        </table:table-row>
        <table:table-row table:style-name="ro2">
          <table:table-cell office:value-type="string">
            <text:p>2.6.32.50</text:p>
          </table:table-cell>
          <table:table-cell office:value-type="date" office:date-value="2011-12-09">
            <text:p>12/09/11</text:p>
          </table:table-cell>
          <table:table-cell office:value-type="float" office:value="28">
            <text:p>28</text:p>
          </table:table-cell>
          <table:table-cell/>
          <table:table-cell table:formula="of:=[.B52]-[.$B$2]" office:value-type="float" office:value="737">
            <text:p>737</text:p>
          </table:table-cell>
          <table:table-cell table:formula="of:=[.B52]-[$'2.6.11'.$B$2]" office:value-type="float" office:value="2473">
            <text:p>2473</text:p>
          </table:table-cell>
          <table:table-cell table:formula="of:=SUM([.$C$2:.C52])" office:value-type="float" office:value="3199">
            <text:p>3199</text:p>
          </table:table-cell>
        </table:table-row>
        <table:table-row table:style-name="ro2">
          <table:table-cell office:value-type="string">
            <text:p>2.6.32.51</text:p>
          </table:table-cell>
          <table:table-cell office:value-type="date" office:date-value="2011-12-21">
            <text:p>12/21/11</text:p>
          </table:table-cell>
          <table:table-cell office:value-type="float" office:value="16">
            <text:p>16</text:p>
          </table:table-cell>
          <table:table-cell/>
          <table:table-cell table:formula="of:=[.B53]-[.$B$2]" office:value-type="float" office:value="749">
            <text:p>749</text:p>
          </table:table-cell>
          <table:table-cell table:formula="of:=[.B53]-[$'2.6.11'.$B$2]" office:value-type="float" office:value="2485">
            <text:p>2485</text:p>
          </table:table-cell>
          <table:table-cell table:formula="of:=SUM([.$C$2:.C53])" office:value-type="float" office:value="3215">
            <text:p>3215</text:p>
          </table:table-cell>
        </table:table-row>
        <table:table-row table:style-name="ro2">
          <table:table-cell office:value-type="string">
            <text:p>2.6.32.52</text:p>
          </table:table-cell>
          <table:table-cell office:value-type="date" office:date-value="2012-01-03">
            <text:p>01/03/12</text:p>
          </table:table-cell>
          <table:table-cell office:value-type="float" office:value="1">
            <text:p>1</text:p>
          </table:table-cell>
          <table:table-cell/>
          <table:table-cell table:formula="of:=[.B54]-[.$B$2]" office:value-type="float" office:value="762">
            <text:p>762</text:p>
          </table:table-cell>
          <table:table-cell table:formula="of:=[.B54]-[$'2.6.11'.$B$2]" office:value-type="float" office:value="2498">
            <text:p>2498</text:p>
          </table:table-cell>
          <table:table-cell table:formula="of:=SUM([.$C$2:.C54])" office:value-type="float" office:value="3216">
            <text:p>3216</text:p>
          </table:table-cell>
        </table:table-row>
        <table:table-row table:style-name="ro2">
          <table:table-cell office:value-type="string">
            <text:p>2.6.32.53</text:p>
          </table:table-cell>
          <table:table-cell office:value-type="date" office:date-value="2012-01-06">
            <text:p>01/06/12</text:p>
          </table:table-cell>
          <table:table-cell office:value-type="float" office:value="9">
            <text:p>9</text:p>
          </table:table-cell>
          <table:table-cell/>
          <table:table-cell table:formula="of:=[.B55]-[.$B$2]" office:value-type="float" office:value="765">
            <text:p>765</text:p>
          </table:table-cell>
          <table:table-cell table:formula="of:=[.B55]-[$'2.6.11'.$B$2]" office:value-type="float" office:value="2501">
            <text:p>2501</text:p>
          </table:table-cell>
          <table:table-cell table:formula="of:=SUM([.$C$2:.C55])" office:value-type="float" office:value="3225">
            <text:p>3225</text:p>
          </table:table-cell>
        </table:table-row>
        <table:table-row table:style-name="ro2">
          <table:table-cell office:value-type="string">
            <text:p>2.6.32.54</text:p>
          </table:table-cell>
          <table:table-cell office:value-type="date" office:date-value="2012-01-12">
            <text:p>01/12/12</text:p>
          </table:table-cell>
          <table:table-cell office:value-type="float" office:value="20">
            <text:p>20</text:p>
          </table:table-cell>
          <table:table-cell/>
          <table:table-cell table:formula="of:=[.B56]-[.$B$2]" office:value-type="float" office:value="771">
            <text:p>771</text:p>
          </table:table-cell>
          <table:table-cell table:formula="of:=[.B56]-[$'2.6.11'.$B$2]" office:value-type="float" office:value="2507">
            <text:p>2507</text:p>
          </table:table-cell>
          <table:table-cell table:formula="of:=SUM([.$C$2:.C56])" office:value-type="float" office:value="3245">
            <text:p>3245</text:p>
          </table:table-cell>
        </table:table-row>
        <table:table-row table:style-name="ro2">
          <table:table-cell office:value-type="string">
            <text:p>2.6.32.55</text:p>
          </table:table-cell>
          <table:table-cell office:value-type="date" office:date-value="2012-01-25">
            <text:p>01/25/12</text:p>
          </table:table-cell>
          <table:table-cell office:value-type="float" office:value="27">
            <text:p>27</text:p>
          </table:table-cell>
          <table:table-cell/>
          <table:table-cell table:formula="of:=[.B57]-[.$B$2]" office:value-type="float" office:value="784">
            <text:p>784</text:p>
          </table:table-cell>
          <table:table-cell table:formula="of:=[.B57]-[$'2.6.11'.$B$2]" office:value-type="float" office:value="2520">
            <text:p>2520</text:p>
          </table:table-cell>
          <table:table-cell table:formula="of:=SUM([.$C$2:.C57])" office:value-type="float" office:value="3272">
            <text:p>3272</text:p>
          </table:table-cell>
        </table:table-row>
        <table:table-row table:style-name="ro2">
          <table:table-cell office:value-type="string">
            <text:p>2.6.32.56</text:p>
          </table:table-cell>
          <table:table-cell office:value-type="date" office:date-value="2012-02-03">
            <text:p>02/03/12</text:p>
          </table:table-cell>
          <table:table-cell office:value-type="float" office:value="21">
            <text:p>21</text:p>
          </table:table-cell>
          <table:table-cell/>
          <table:table-cell table:formula="of:=[.B58]-[.$B$2]" office:value-type="float" office:value="793">
            <text:p>793</text:p>
          </table:table-cell>
          <table:table-cell table:formula="of:=[.B58]-[$'2.6.11'.$B$2]" office:value-type="float" office:value="2529">
            <text:p>2529</text:p>
          </table:table-cell>
          <table:table-cell table:formula="of:=SUM([.$C$2:.C58])" office:value-type="float" office:value="3293">
            <text:p>3293</text:p>
          </table:table-cell>
        </table:table-row>
        <table:table-row table:style-name="ro2">
          <table:table-cell office:value-type="string">
            <text:p>2.6.32.57</text:p>
          </table:table-cell>
          <table:table-cell office:value-type="date" office:date-value="2012-02-13">
            <text:p>02/13/12</text:p>
          </table:table-cell>
          <table:table-cell office:value-type="float" office:value="22">
            <text:p>22</text:p>
          </table:table-cell>
          <table:table-cell/>
          <table:table-cell table:formula="of:=[.B59]-[.$B$2]" office:value-type="float" office:value="803">
            <text:p>803</text:p>
          </table:table-cell>
          <table:table-cell table:formula="of:=[.B59]-[$'2.6.11'.$B$2]" office:value-type="float" office:value="2539">
            <text:p>2539</text:p>
          </table:table-cell>
          <table:table-cell table:formula="of:=SUM([.$C$2:.C59])" office:value-type="float" office:value="3315">
            <text:p>3315</text:p>
          </table:table-cell>
        </table:table-row>
        <table:table-row table:style-name="ro2">
          <table:table-cell office:value-type="string">
            <text:p>2.6.32.58</text:p>
          </table:table-cell>
          <table:table-cell office:value-type="date" office:date-value="2012-03-04">
            <text:p>03/04/12</text:p>
          </table:table-cell>
          <table:table-cell office:value-type="float" office:value="34">
            <text:p>34</text:p>
          </table:table-cell>
          <table:table-cell/>
          <table:table-cell table:formula="of:=[.B60]-[.$B$2]" office:value-type="float" office:value="823">
            <text:p>823</text:p>
          </table:table-cell>
          <table:table-cell table:formula="of:=[.B60]-[$'2.6.11'.$B$2]" office:value-type="float" office:value="2559">
            <text:p>2559</text:p>
          </table:table-cell>
          <table:table-cell table:formula="of:=SUM([.$C$2:.C60])" office:value-type="float" office:value="3349">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2">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2">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2">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2">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2">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2">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2">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2">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2">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2">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2">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2">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2">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2">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2">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2">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2">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2">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2">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2">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2">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2">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2">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2">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2">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2">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2">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2">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2">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2">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2">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2">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2">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2">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2">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2">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2">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2">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2">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2">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2">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2">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2">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2">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2">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2">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2">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2">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2">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2">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2">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2">
          <table:table-cell table:number-columns-repeated="7"/>
        </table:table-row>
        <table:table-row table:style-name="ro2">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2">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2">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2">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2">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2">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2">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2">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2">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2">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2">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2">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2">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2">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2">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2">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2">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2">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2">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2">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2">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2">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2">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2">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2">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2">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2">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2">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2">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2">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2">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2">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2">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3">
            <text:p>3.3</text:p>
          </table:table-cell>
          <table:table-cell table:formula="of:=[$'kernel history'.AS2]" office:value-type="date" office:date-value="2012-03-18">
            <text:p>03/18/12</text:p>
          </table:table-cell>
          <table:table-cell table:number-columns-repeated="2"/>
          <table:table-cell table:formula="of:=[.B2]-[.$B$2]" office:value-type="float" office:value="0">
            <text:p>0</text:p>
          </table:table-cell>
          <table:table-cell table:formula="of:=[.B2]-[$'2.6.11'.$B$2]" office:value-type="float" office:value="2573">
            <text:p>2573</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66">
            <text:p>-66</text:p>
          </table:table-cell>
          <table:table-cell table:formula="of:=[.B3]-[$'2.6.11'.$B$2]" office:value-type="float" office:value="2507">
            <text:p>2507</text:p>
          </table:table-cell>
          <table:table-cell table:formula="of:=SUM([.$C$2:.C3])" office:value-type="float" office:value="49">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4">
            <text:p>3.4</text:p>
          </table:table-cell>
          <table:table-cell table:formula="of:=[$'kernel history'.AT2]" office:value-type="date" office:date-value="2012-05-20">
            <text:p>05/20/12</text:p>
          </table:table-cell>
          <table:table-cell table:number-columns-repeated="2"/>
          <table:table-cell table:formula="of:=[.B2]-[.$B$2]" office:value-type="float" office:value="0">
            <text:p>0</text:p>
          </table:table-cell>
          <table:table-cell table:formula="of:=[.B2]-[$'2.6.11'.$B$2]" office:value-type="float" office:value="2636">
            <text:p>2636</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129">
            <text:p>-129</text:p>
          </table:table-cell>
          <table:table-cell table:formula="of:=[.B3]-[$'2.6.11'.$B$2]" office:value-type="float" office:value="2507">
            <text:p>2507</text:p>
          </table:table-cell>
          <table:table-cell table:formula="of:=SUM([.$C$2:.C3])" office:value-type="float" office:value="49">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1">00/00/0000</text:date>, <text:time style:data-style-name="N2" text:time-value="0000-00-00T13:35: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Linux_X86_64 LibreOffice_project/400m0$Build-304</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07</meta:editing-cycles>
    <meta:editing-duration>P1DT21H31M6S</meta:editing-duration>
    <dc:date>2013-07-01T13:45:06</dc:date>
    <dc:creator>Greg KH</dc:creator>
    <meta:document-statistic meta:table-count="35" meta:cell-count="4253" meta:object-count="0"/>
    <meta:user-defined meta:name="Info 1"/>
    <meta:user-defined meta:name="Info 2"/>
    <meta:user-defined meta:name="Info 3"/>
    <meta:user-defined meta:name="Info 4"/>
  </office:meta>
</office:document-meta>
</file>